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295" calcext:value-type="float">
            <text:p>2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78" calcext:value-type="float">
            <text:p>178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163" calcext:value-type="float">
            <text:p>163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78" calcext:value-type="float">
            <text:p>178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73" calcext:value-type="float">
            <text:p>173</text:p>
          </table:table-cell>
          <table:table-cell office:value-type="float" office:value="198" calcext:value-type="float">
            <text:p>198</text:p>
          </table:table-cell>
          <table:table-cell office:value-type="float" office:value="222" calcext:value-type="float">
            <text:p>2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float" office:value="198" calcext:value-type="float">
            <text:p>198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192" calcext:value-type="float">
            <text:p>192</text:p>
          </table:table-cell>
          <table:table-cell office:value-type="float" office:value="208" calcext:value-type="float">
            <text:p>208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office:value-type="float" office:value="238" calcext:value-type="float">
            <text:p>23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209" calcext:value-type="float">
            <text:p>209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float" office:value="197" calcext:value-type="float">
            <text:p>197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 style:data-style-name="N2" text:time-value="09:11:49.857172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10T09:28:00.151564271</dc:date>
    <meta:editing-duration>PT1H51M32S</meta:editing-duration>
    <meta:editing-cycles>25</meta:editing-cycles>
    <meta:generator>LibreOffice/6.1.0.3$Linux_X86_64 LibreOffice_project/10$Build-3</meta:generator>
    <meta:document-statistic meta:table-count="1" meta:cell-count="1605" meta:object-count="0"/>
  </office:meta>
</office:document-meta>
</file>